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EE0000041A8034CE8C.png"/>
  <manifest:file-entry manifest:media-type="image/png" manifest:full-path="Pictures/10000000000002EE0000041A5F53E6F3.png"/>
  <manifest:file-entry manifest:media-type="image/png" manifest:full-path="Pictures/10000000000002EE0000041AFCEEBCF9.png"/>
  <manifest:file-entry manifest:media-type="image/png" manifest:full-path="Pictures/10000000000000200000002000309F1C.png"/>
  <manifest:file-entry manifest:media-type="image/png" manifest:full-path="Pictures/10000000000002EE0000041AA65DC613.png"/>
  <manifest:file-entry manifest:media-type="image/png" manifest:full-path="Pictures/10000000000002EE0000041A195D4E89.png"/>
  <manifest:file-entry manifest:media-type="image/png" manifest:full-path="Pictures/10000000000002EE0000041A2C329950.png"/>
  <manifest:file-entry manifest:media-type="image/png" manifest:full-path="Pictures/10000000000002EE0000041AFEC4AF98.png"/>
  <manifest:file-entry manifest:media-type="image/png" manifest:full-path="Pictures/10000000000002EE0000041AC057B545.png"/>
  <manifest:file-entry manifest:media-type="image/png" manifest:full-path="Pictures/10000000000002EE0000041A8B1801F9.png"/>
  <manifest:file-entry manifest:media-type="image/png" manifest:full-path="Pictures/10000000000002EE0000041A69E5D11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58cm" svg:height="8.898cm" svg:x="1.294cm" svg:y="0.694cm">
          <draw:image xlink:href="Pictures/10000000000002EE0000041A2C329950.png" xlink:type="simple" xlink:show="embed" xlink:actuate="onLoad">
            <text:p/>
          </draw:image>
        </draw:frame>
        <draw:frame draw:style-name="gr1" draw:text-style-name="P1" draw:layer="layout" svg:width="6.35cm" svg:height="8.89cm" svg:x="7.65cm" svg:y="0.7cm">
          <draw:image xlink:href="Pictures/10000000000002EE0000041A8B1801F9.png" xlink:type="simple" xlink:show="embed" xlink:actuate="onLoad">
            <text:p/>
          </draw:image>
        </draw:frame>
        <draw:frame draw:style-name="gr1" draw:text-style-name="P1" draw:layer="layout" svg:width="6.35cm" svg:height="8.89cm" svg:x="14cm" svg:y="0.7cm">
          <draw:image xlink:href="Pictures/10000000000002EE0000041AFCEEBCF9.png" xlink:type="simple" xlink:show="embed" xlink:actuate="onLoad">
            <text:p/>
          </draw:image>
        </draw:frame>
        <draw:frame draw:style-name="gr1" draw:text-style-name="P1" draw:layer="layout" svg:width="6.35cm" svg:height="8.89cm" svg:x="1.3cm" svg:y="9.59cm">
          <draw:image xlink:href="Pictures/10000000000002EE0000041A5F53E6F3.png" xlink:type="simple" xlink:show="embed" xlink:actuate="onLoad">
            <text:p/>
          </draw:image>
        </draw:frame>
        <draw:frame draw:style-name="gr1" draw:text-style-name="P1" draw:layer="layout" svg:width="6.35cm" svg:height="8.89cm" svg:x="7.65cm" svg:y="9.59cm">
          <draw:image xlink:href="Pictures/10000000000002EE0000041A8034CE8C.png" xlink:type="simple" xlink:show="embed" xlink:actuate="onLoad">
            <text:p/>
          </draw:image>
        </draw:frame>
        <draw:frame draw:style-name="gr1" draw:text-style-name="P1" draw:layer="layout" svg:width="6.35cm" svg:height="8.89cm" svg:x="14cm" svg:y="9.59cm">
          <draw:image xlink:href="Pictures/10000000000002EE0000041A195D4E89.png" xlink:type="simple" xlink:show="embed" xlink:actuate="onLoad">
            <text:p/>
          </draw:image>
        </draw:frame>
        <draw:frame draw:style-name="gr1" draw:text-style-name="P1" draw:layer="layout" svg:width="6.35cm" svg:height="8.89cm" svg:x="1.3cm" svg:y="18.48cm">
          <draw:image xlink:href="Pictures/10000000000002EE0000041AA65DC613.png" xlink:type="simple" xlink:show="embed" xlink:actuate="onLoad">
            <text:p/>
          </draw:image>
        </draw:frame>
        <draw:frame draw:style-name="gr1" draw:text-style-name="P1" draw:layer="layout" svg:width="6.35cm" svg:height="8.89cm" svg:x="7.65cm" svg:y="18.48cm">
          <draw:image xlink:href="Pictures/10000000000002EE0000041AFEC4AF98.png" xlink:type="simple" xlink:show="embed" xlink:actuate="onLoad">
            <text:p/>
          </draw:image>
        </draw:frame>
        <draw:frame draw:style-name="gr1" draw:text-style-name="P1" draw:layer="layout" svg:width="6.35cm" svg:height="8.89cm" svg:x="14cm" svg:y="18.48cm">
          <draw:image xlink:href="Pictures/10000000000002EE0000041AC057B545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6.352cm" svg:height="8.892cm" svg:x="1.297cm" svg:y="0.697cm">
          <draw:image xlink:href="Pictures/10000000000002EE0000041A69E5D11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62cm" fo:margin-bottom="0.465cm" fo:margin-left="0.578cm" fo:margin-right="0.466cm" fo:page-width="21.615cm" fo:page-height="27.9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2DT16H53M35S</meta:editing-duration>
    <meta:editing-cycles>13</meta:editing-cycles>
    <meta:generator>OpenOffice/4.1.6$Win32 OpenOffice.org_project/416m1$Build-9790</meta:generator>
    <dc:date>2022-06-28T23:11:34.05</dc:date>
    <meta:print-date>2022-06-28T23:03:06.88</meta:print-date>
    <meta:document-statistic meta:object-count="10"/>
  </office:meta>
</office:document-meta>
</file>